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text-line-through-style="solid" style:text-line-through-type="single" style:font-name="Liberation Sans" fo:font-size="12pt" fo:font-weight="normal" officeooo:rsid="00899ab8" officeooo:paragraph-rsid="0085d6ec" fo:background-color="#ffff00" style:font-size-asian="12pt" style:font-weight-asian="normal" style:font-size-complex="12pt" style:font-weight-complex="normal"/>
    </style:style>
    <style:style style:name="P2" style:family="paragraph" style:parent-style-name="Standard" style:list-style-name="L3">
      <style:paragraph-properties fo:text-align="justify" style:justify-single-word="false"/>
      <style:text-properties style:text-line-through-style="solid" style:text-line-through-type="single" style:font-name="Liberation Sans" fo:font-size="12pt" fo:font-weight="normal" officeooo:rsid="008bf24a" officeooo:paragraph-rsid="008bf24a" fo:background-color="#ffff00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8pt" fo:font-weight="bold" officeooo:rsid="0084b090" officeooo:paragraph-rsid="0084b09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85d6e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81cf4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paragraph-rsid="0085d6ec" style:font-size-asian="12pt" style:font-size-complex="12pt"/>
    </style:style>
    <style:style style:name="P7" style:family="paragraph" style:parent-style-name="Standard">
      <style:text-properties style:font-name="Liberation Sans" fo:font-size="12pt" fo:font-weight="normal" officeooo:paragraph-rsid="0011b580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font-weight="normal" officeooo:rsid="008d50ad" officeooo:paragraph-rsid="008d50a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paragraph-rsid="008d50a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fo:font-weight="normal" officeooo:paragraph-rsid="008d50a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5d6ec" officeooo:paragraph-rsid="0085d6ec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bf24a" officeooo:paragraph-rsid="0081cf45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899ab8" officeooo:paragraph-rsid="008bf24a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99ab8" officeooo:paragraph-rsid="008bf24a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8d50ad" officeooo:paragraph-rsid="008d50a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d50ad" officeooo:paragraph-rsid="008d50ad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4d3d69"/>
    </style:style>
    <style:style style:name="T2" style:family="text">
      <style:text-properties officeooo:rsid="0081cf45" fo:background-color="transparent" loext:char-shading-value="0"/>
    </style:style>
    <style:style style:name="T3" style:family="text">
      <style:text-properties officeooo:rsid="008bf24a" fo:background-color="transparent" loext:char-shading-value="0"/>
    </style:style>
    <style:style style:name="T4" style:family="text">
      <style:text-properties officeooo:rsid="00899ab8" fo:background-color="transparent" loext:char-shading-value="0"/>
    </style:style>
    <style:style style:name="T5" style:family="text">
      <style:text-properties officeooo:rsid="008d50ad" fo:background-color="transparent" loext:char-shading-value="0"/>
    </style:style>
    <style:style style:name="T6" style:family="text">
      <style:text-properties officeooo:rsid="008bf24a"/>
    </style:style>
    <style:style style:name="T7" style:family="text">
      <style:text-properties officeooo:rsid="0011b580"/>
    </style:style>
    <style:style style:name="T8" style:family="text">
      <style:text-properties officeooo:rsid="0074b2fd"/>
    </style:style>
    <style:style style:name="T9" style:family="text">
      <style:text-properties officeooo:rsid="008d50ad"/>
    </style:style>
    <style:style style:name="T10" style:family="text">
      <style:text-properties style:font-name="Liberation Sans" officeooo:rsid="00899ab8" fo:background-color="transparent" loext:char-shading-value="0"/>
    </style:style>
    <style:style style:name="T11" style:family="text">
      <style:text-properties style:font-name="Liberation Sans" officeooo:rsid="008d50ad" fo:background-color="transparent" loext:char-shading-value="0"/>
    </style:style>
    <style:style style:name="T12" style:family="text">
      <style:text-properties style:font-name="Liberation Sans" officeooo:rsid="0011b580"/>
    </style:style>
    <style:style style:name="T13" style:family="text">
      <style:text-properties style:font-name="Liberation Sans" officeooo:rsid="008d50ad"/>
    </style:style>
    <style:style style:name="T14" style:family="text">
      <style:text-properties style:font-name="Liberation Sans" officeooo:rsid="004d3d69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o de concepção do projeto</text:p>
      <text:p text:style-name="P7"/>
      <text:p text:style-name="P7"><text:span text:style-name="T7">Data</text:span><text:span text:style-name="T9"> </text:span><text:span text:style-name="T7">: </text:span><text:span text:style-name="T8">2</text:span><text:span text:style-name="T6">8</text:span><text:span text:style-name="T1">/0</text:span><text:span text:style-name="T8">7</text:span><text:span text:style-name="T1">/2022</text:span></text:p>
      <text:p text:style-name="P8">Data de início do projeto: 25/07/2022</text:p>
      <text:p text:style-name="P8">Data para término do projeto: 25/09/2022</text:p>
      <text:p text:style-name="P7"><text:span text:style-name="T7">Versão</text:span><text:span text:style-name="T9">:</text:span><text:span text:style-name="T7"> </text:span><text:span text:style-name="T1">1.</text:span><text:span text:style-name="T9">2</text:span></text:p>
      <text:p text:style-name="P8">Revisado: 08/09/2022</text:p>
      <text:p text:style-name="P6"><text:span text:style-name="T2"/></text:p>
      <text:p text:style-name="P6"><text:span text:style-name="T2"/></text:p>
      <text:p text:style-name="P4"><text:span text:style-name="T2">1 - </text:span><text:span text:style-name="T3">Quanto custará o projeto:</text:span></text:p>
      <text:p text:style-name="P11"/>
      <text:list xml:id="list2223646494" text:style-name="L1">
        <text:list-item>
          <text:p text:style-name="P1">Custo estimado em 1/5 mês trabalhado R$ 5.250</text:p>
        </text:list-item>
        <text:list-item>
          <text:p text:style-name="P9"><text:span text:style-name="T4">Custo estimado em </text:span><text:span text:style-name="T5">02</text:span><text:span text:style-name="T4"> mês trabalhado R$ </text:span><text:span text:style-name="T5">7.000</text:span></text:p>
        </text:list-item>
      </text:list>
      <text:p text:style-name="P10"><text:span text:style-name="T5"/></text:p>
      <text:p text:style-name="P10"><text:span text:style-name="T5"/></text:p>
      <text:p text:style-name="P5"><text:span text:style-name="T2">2 - Qual </text:span><text:span text:style-name="T3">a base para os custos:</text:span></text:p>
      <text:p text:style-name="P12"/>
      <text:list xml:id="list1629163813" text:style-name="L2">
        <text:list-item>
          <text:p text:style-name="P13">Salário mensal R$ 3.500</text:p>
        </text:list-item>
      </text:list>
      <text:p text:style-name="P14"/>
      <text:p text:style-name="P14"/>
      <text:p text:style-name="P5"><text:span text:style-name="T2">3 - </text:span><text:span text:style-name="T3">Estimativa de conclusão do projeto:</text:span></text:p>
      <text:p text:style-name="P12"/>
      <text:list xml:id="list255161755" text:style-name="L3">
        <text:list-item>
          <text:p text:style-name="P2">1/5 mês</text:p>
        </text:list-item>
        <text:list-item>
          <text:p text:style-name="P15">02 meses</text:p>
        </text:list-item>
      </text:list>
      <text:p text:style-name="P16"/>
      <text:p text:style-name="P16"/>
      <text:p text:style-name="P16">Justificativas:</text:p>
      <text:p text:style-name="P10"><text:span text:style-name="T5"/></text:p>
      <text:p text:style-name="P10"><text:span text:style-name="T5">Foram encontrados novos requisitos funcionais no projeto, bem como a alteração do conceito de alguns requisitos funcionais, portanto foram acrescidos 15 dias a mais ao cronogra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6" meta:word-count="101" meta:character-count="583" meta:non-whitespace-character-count="503"/>
  </office:meta>
</office:document-meta>
</file>